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ab88f" officeooo:paragraph-rsid="0000209a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18d76" officeooo:paragraph-rsid="00018d7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ab88f" officeooo:paragraph-rsid="0000209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b88f" officeooo:paragraph-rsid="0000209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18d76" officeooo:paragraph-rsid="00018d76" style:font-size-asian="12.25pt" style:font-weight-asian="bold" style:font-size-complex="14pt" style:font-weight-complex="bold"/>
    </style:style>
    <style:style style:name="T1" style:family="text">
      <style:text-properties officeooo:rsid="001bade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18d76"/>
    </style:style>
    <style:style style:name="T4" style:family="text">
      <style:text-properties fo:language="ru" fo:country="RU" officeooo:rsid="0002ef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Артефакты</text:p>
      <text:p text:style-name="P4">Модуль: <text:span text:style-name="T3">Вход</text:span>.</text:p>
      <text:p text:style-name="P1">Артефакты: <text:span text:style-name="T3">Колл-Центр, Сотрудники</text:span></text:p>
      <text:p text:style-name="P2"><text:span text:style-name="T3">З</text:span><text:span text:style-name="T2">аказ обрабатывается сотрудниками из колл-центра</text:span></text:p>
      <text:p text:style-name="P4">Модуль: <text:span text:style-name="T3">Упраление</text:span>.</text:p>
      <text:p text:style-name="P1">Артефакты: <text:span text:style-name="T3">Заказ</text:span></text:p>
      <text:p text:style-name="P2"><text:span text:style-name="T3">З</text:span><text:span text:style-name="T2">аказ готовится к выдачи курьерам</text:span></text:p>
      <text:p text:style-name="P4">Модуль: <text:span text:style-name="T3">Выход</text:span>.</text:p>
      <text:p text:style-name="P1">Артефакты: <text:span text:style-name="T3">курьеры, заказ</text:span></text:p>
      <text:p text:style-name="P2"><text:span text:style-name="T2">Заказ выдается курьерам и доставляется к месту выдачи</text:span></text:p>
      <text:p text:style-name="P5"><text:span text:style-name="T2">Интерфейс</text:span></text:p>
      <text:p text:style-name="P2"><text:span text:style-name="T2"/></text:p>
      <text:p text:style-name="P2"><text:span text:style-name="T2">Заказчика оповещают о прибытии </text:span><text:span text:style-name="T4">заказа</text:span><text:span text:style-name="T2"> через сайт, по</text:span></text:p>
      <text:p text:style-name="P2"><text:span text:style-name="T2">номеру телефона или через смс-сообщение. Курьер доставляет </text:span><text:span text:style-name="T4">заказ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10-11T10:43:29.231000000</dc:date>
    <meta:editing-duration>PT1M13S</meta:editing-duration>
    <meta:editing-cycles>1</meta:editing-cycles>
    <meta:document-statistic meta:table-count="0" meta:image-count="0" meta:object-count="0" meta:page-count="1" meta:paragraph-count="13" meta:word-count="50" meta:character-count="388" meta:non-whitespace-character-count="351"/>
  </office:meta>
</office:document-meta>
</file>